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style:line-height-at-least="0.2291in" fo:widows="1" fo:text-indent="0in" style:auto-text-indent="false"/>
    </style:style>
    <style:style style:name="P2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4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P5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6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8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0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ELEMENTARY SORTS STUDY GUIDE</text:h>
      <text:p text:style-name="P1"/>
      <text:p text:style-name="P2"><text:span text:style-name="T1">Inversions</text:span>. The number of pairs of elements in a sequence that are out of order. An array with no inversions is ordered.</text:p>
      <text:p text:style-name="P2"><text:span text:style-name="T1">Selection sort</text:span>. Be able to selection sort an array. How many compares does it use? How many exchanges?</text:p>
      <text:p text:style-name="P2"><text:span text:style-name="T1">Insertion sort</text:span>. Be able to insertion sort an array. How many compares does it use in the best and worst case? How many exchanges in the best and worst case?</text:p>
      <text:p text:style-name="P2"><text:span text:style-name="T1">Partially ordered arrays</text:span>. Why is insertion sort linear for partially sorted arrays?</text:p>
      <text:p text:style-name="P2"><text:span text:style-name="T1">Shellsort</text:span>. An elementary sorting algorithm with a subquadratic running time. Its analysis is beyond the scope of this course.</text:p>
      <text:p text:style-name="P2"><text:span text:style-name="T1">Shuffling</text:span>. Can use sorting to shuffle in N log N time by assigning each value an arbitrary unique value between 0 and 1. Can shuffle in N time using Knuth shuffle.</text:p>
      <text:h text:style-name="P4" text:outline-level="3">Recommended Problems</text:h>
      <text:h text:style-name="P3" text:outline-level="4">C level</text:h>
      <text:list xml:id="list7211313315796651473" text:style-name="L1">
        <text:list-item>
          <text:p text:style-name="P9">Final 2008 midterm, #9</text:p>
        </text:list-item>
        <text:list-item>
          <text:p text:style-name="P6">Give a worst case and best case input for insertion sort and selection sort.</text:p>
        </text:list-item>
      </text:list>
      <text:h text:style-name="P3" text:outline-level="4">B level</text:h>
      <text:list xml:id="list6362011560857334562" text:style-name="L2">
        <text:list-item>
          <text:p text:style-name="P10">Textbook 2.1.2</text:p>
        </text:list-item>
        <text:list-item>
          <text:p text:style-name="P10">Textbook 2.1.6, 2.1.7</text:p>
        </text:list-item>
        <text:list-item>
          <text:p text:style-name="P7">Fall 2012 midterm, #8</text:p>
        </text:list-item>
      </text:list>
      <text:h text:style-name="P3" text:outline-level="4">A level</text:h>
      <text:list xml:id="list3146247564653154212" text:style-name="L3">
        <text:list-item>
          <text:p text:style-name="P8">Textbook 2.1.28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4S</meta:editing-duration>
    <meta:editing-cycles>5</meta:editing-cycles>
    <meta:generator>LibreOffice/4.3.5.2$Windows_x86 LibreOffice_project/3a87456aaa6a95c63eea1c1b3201acedf0751bd5</meta:generator>
    <dc:date>2015-02-05T07:51:05.313000000</dc:date>
    <meta:document-statistic meta:table-count="0" meta:image-count="0" meta:object-count="0" meta:page-count="1" meta:paragraph-count="17" meta:word-count="179" meta:character-count="999" meta:non-whitespace-character-count="843"/>
    <meta:user-defined meta:name="Info 1"/>
    <meta:user-defined meta:name="Info 2"/>
    <meta:user-defined meta:name="Info 3"/>
    <meta:user-defined meta:name="Info 4"/>
  </office:meta>
</office:document-meta>
</file>